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Arial2"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rsid="001ebdb1" officeooo:paragraph-rsid="00336322"/>
    </style:style>
    <style:style style:name="P2" style:family="paragraph" style:parent-style-name="Standard">
      <style:text-properties officeooo:rsid="001ebdb1" officeooo:paragraph-rsid="001c7861"/>
    </style:style>
    <style:style style:name="P3" style:family="paragraph" style:parent-style-name="Standard">
      <style:text-properties officeooo:rsid="001ebdb1" officeooo:paragraph-rsid="001d63c3"/>
    </style:style>
    <style:style style:name="P4" style:family="paragraph" style:parent-style-name="Standard">
      <style:text-properties officeooo:rsid="001ebdb1" officeooo:paragraph-rsid="0022ff35"/>
    </style:style>
    <style:style style:name="P5" style:family="paragraph" style:parent-style-name="Standard">
      <style:text-properties officeooo:rsid="001ebdb1" officeooo:paragraph-rsid="0025846f"/>
    </style:style>
    <style:style style:name="P6" style:family="paragraph" style:parent-style-name="Standard">
      <style:text-properties officeooo:rsid="001ebdb1" officeooo:paragraph-rsid="002a7b55"/>
    </style:style>
    <style:style style:name="P7" style:family="paragraph" style:parent-style-name="Standard">
      <style:text-properties officeooo:rsid="001ebdb1" officeooo:paragraph-rsid="00336322"/>
    </style:style>
    <style:style style:name="P8" style:family="paragraph" style:parent-style-name="Standard">
      <style:text-properties officeooo:rsid="001ebdb1" officeooo:paragraph-rsid="0035f9bd"/>
    </style:style>
    <style:style style:name="P9" style:family="paragraph" style:parent-style-name="Standard">
      <style:text-properties officeooo:paragraph-rsid="00233b1b"/>
    </style:style>
    <style:style style:name="P10" style:family="paragraph" style:parent-style-name="Standard">
      <style:text-properties officeooo:paragraph-rsid="0026a1f0"/>
    </style:style>
    <style:style style:name="P11" style:family="paragraph" style:parent-style-name="Standard">
      <style:text-properties officeooo:paragraph-rsid="002a7b55"/>
    </style:style>
    <style:style style:name="P12" style:family="paragraph" style:parent-style-name="Standard">
      <style:text-properties officeooo:paragraph-rsid="002d58eb"/>
    </style:style>
    <style:style style:name="P13" style:family="paragraph" style:parent-style-name="Standard">
      <style:text-properties officeooo:paragraph-rsid="002bb26d"/>
    </style:style>
    <style:style style:name="P14" style:family="paragraph" style:parent-style-name="Standard">
      <style:text-properties officeooo:paragraph-rsid="0033401e"/>
    </style:style>
    <style:style style:name="P15" style:family="paragraph" style:parent-style-name="Standard">
      <style:text-properties officeooo:paragraph-rsid="00336322"/>
    </style:style>
    <style:style style:name="P16" style:family="paragraph" style:parent-style-name="Standard">
      <style:text-properties officeooo:paragraph-rsid="0034f0b4"/>
    </style:style>
    <style:style style:name="P17" style:family="paragraph" style:parent-style-name="Standard">
      <style:text-properties officeooo:paragraph-rsid="003a7357"/>
    </style:style>
    <style:style style:name="P18" style:family="paragraph" style:parent-style-name="Standard">
      <style:text-properties officeooo:paragraph-rsid="003b50d0"/>
    </style:style>
    <style:style style:name="P19" style:family="paragraph" style:parent-style-name="Standard">
      <style:text-properties officeooo:paragraph-rsid="003d66f5"/>
    </style:style>
    <style:style style:name="T1" style:family="text">
      <style:text-properties officeooo:rsid="001c7861"/>
    </style:style>
    <style:style style:name="T2" style:family="text">
      <style:text-properties officeooo:rsid="001d63c3"/>
    </style:style>
    <style:style style:name="T3" style:family="text">
      <style:text-properties officeooo:rsid="001e79ce"/>
    </style:style>
    <style:style style:name="T4" style:family="text">
      <style:text-properties officeooo:rsid="00202d1c"/>
    </style:style>
    <style:style style:name="T5" style:family="text">
      <style:text-properties fo:font-variant="normal" fo:text-transform="none" fo:color="#222222" style:font-name="Arial2" fo:font-size="9.75pt" fo:letter-spacing="normal" fo:font-style="normal" fo:font-weight="normal" officeooo:rsid="001ebdb1"/>
    </style:style>
    <style:style style:name="T6" style:family="text">
      <style:text-properties fo:font-variant="normal" fo:text-transform="none" fo:color="#222222" style:font-name="Arial2" fo:font-size="9.75pt" fo:letter-spacing="normal" fo:font-style="normal" fo:font-weight="normal" officeooo:rsid="003d66f5"/>
    </style:style>
    <style:style style:name="T7" style:family="text">
      <style:text-properties officeooo:rsid="00213cb5"/>
    </style:style>
    <style:style style:name="T8" style:family="text">
      <style:text-properties officeooo:rsid="002148ea"/>
    </style:style>
    <style:style style:name="T9" style:family="text">
      <style:text-properties officeooo:rsid="0022ff35"/>
    </style:style>
    <style:style style:name="T10" style:family="text">
      <style:text-properties officeooo:rsid="00233b1b"/>
    </style:style>
    <style:style style:name="T11" style:family="text">
      <style:text-properties officeooo:rsid="00248841"/>
    </style:style>
    <style:style style:name="T12" style:family="text">
      <style:text-properties officeooo:rsid="0025846f"/>
    </style:style>
    <style:style style:name="T13" style:family="text">
      <style:text-properties officeooo:rsid="0026a1f0"/>
    </style:style>
    <style:style style:name="T14" style:family="text">
      <style:text-properties officeooo:rsid="00290c6a"/>
    </style:style>
    <style:style style:name="T15" style:family="text">
      <style:text-properties officeooo:rsid="002a7b55"/>
    </style:style>
    <style:style style:name="T16" style:family="text">
      <style:text-properties officeooo:rsid="001ebdb1"/>
    </style:style>
    <style:style style:name="T17" style:family="text">
      <style:text-properties officeooo:rsid="002bb26d"/>
    </style:style>
    <style:style style:name="T18" style:family="text">
      <style:text-properties officeooo:rsid="002d58eb"/>
    </style:style>
    <style:style style:name="T19" style:family="text">
      <style:text-properties officeooo:rsid="002d8a5d"/>
    </style:style>
    <style:style style:name="T20" style:family="text">
      <style:text-properties officeooo:rsid="0033401e"/>
    </style:style>
    <style:style style:name="T21" style:family="text">
      <style:text-properties officeooo:rsid="00336322"/>
    </style:style>
    <style:style style:name="T22" style:family="text">
      <style:text-properties officeooo:rsid="0034f0b4"/>
    </style:style>
    <style:style style:name="T23" style:family="text">
      <style:text-properties officeooo:rsid="0035f9bd"/>
    </style:style>
    <style:style style:name="T24" style:family="text">
      <style:text-properties officeooo:rsid="003a7357"/>
    </style:style>
    <style:style style:name="T25" style:family="text">
      <style:text-properties officeooo:rsid="003b50d0"/>
    </style:style>
    <style:style style:name="T26" style:family="text">
      <style:text-properties officeooo:rsid="003c2158"/>
    </style:style>
    <style:style style:name="T27" style:family="text">
      <style:text-properties officeooo:rsid="003d66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NGS bioinformatics pipelines</text:span></text:p>
      <text:p text:style-name="P2"/>
      <text:p text:style-name="P5"><text:span text:style-name="T12">Hi Thomas,</text:span></text:p>
      <text:p text:style-name="P5"><text:span text:style-name="T12"/></text:p>
      <text:p text:style-name="P5"><text:span text:style-name="T21">In response to your question about NGS reviews, I'm assuming you meant the bioinformatics side but please correct me if I'm wrong. For the human genome and other genomes where the reference is known, bioinformatics processing of sequence data is basically alignment followed by variant calling. Here are a couple of reviews on alignment and assembly algorithms.</text:span></text:p>
      <text:p text:style-name="P1"/>
      <text:p text:style-name="P1"><text:span text:style-name="T3">Alignment algorithms</text:span></text:p>
      <text:p text:style-name="P1"><text:a xlink:type="simple" xlink:href="http://bib.oxfordjournals.org/content/11/5/473.full">http://bib.oxfordjournals.org/content/11/5/473.full</text:a></text:p>
      <text:p text:style-name="P1"/>
      <text:p text:style-name="P1"><text:span text:style-name="T3">A</text:span><text:span text:style-name="T1">ssembly algorithms</text:span></text:p>
      <text:p text:style-name="P1"><text:a xlink:type="simple" xlink:href="http://www.sciencedirect.com/science/article/pii/S0888754310000492">http://www.sciencedirect.com/science/article/pii/S0888754310000492</text:a></text:p>
      <text:p text:style-name="P1"/>
      <text:p text:style-name="P7"/>
      <text:p text:style-name="P16"><text:span text:style-name="T9">For alignment, BWA </text:span><text:span text:style-name="T12">and Bowtie are currently popular</text:span><text:span text:style-name="T13">. </text:span><text:span text:style-name="T21">For variant calling, SOAP, SamTools and </text:span><text:span text:style-name="T4">the Broad Institute's Genome Analysis Toolkit </text:span><text:span text:style-name="T21">are the most popular, </text:span><text:span text:style-name="T22">though GATK might be more accurate (</text:span><text:a xlink:type="simple" xlink:href="http://repository.cshl.edu/28123/"><text:span text:style-name="T22">http://repository.cshl.edu/28123/</text:span></text:a><text:span text:style-name="T22">)</text:span><text:span text:style-name="T21">. </text:span><text:span text:style-name="T8">There might be issues with using GATK due to its licensing </text:span><text:a xlink:type="simple" xlink:href="http://biomickwatson.wordpress.com/2013/01/28/gatk-why-it-matters/"><text:span text:style-name="T8">http://biomickwatson.wordpress.com/2013/01/28/gatk-why-it-matters/</text:span></text:a><text:span text:style-name="T8">.</text:span></text:p>
      <text:p text:style-name="P7"><text:span text:style-name="T21"/></text:p>
      <text:p text:style-name="P8"><text:span text:style-name="T23">The number of citations of an application might give some indication of how good it is.</text:span></text:p>
      <text:p text:style-name="P8"><text:span text:style-name="T23"><text:s/></text:span></text:p>
      <text:p text:style-name="P7"><text:span text:style-name="T21">Google Scholar citations (no normalization)</text:span></text:p>
      <text:p text:style-name="P7"><text:span text:style-name="T21"/></text:p>
      <text:p text:style-name="P4"><text:span text:style-name="T21">Category</text:span><text:span text:style-name="T9"><text:tab/></text:span><text:span text:style-name="T12">Total<text:tab/>2012-now (08/2013)</text:span></text:p>
      <text:p text:style-name="P9"><text:span text:style-name="T13"/></text:p>
      <text:p text:style-name="P9"><text:span text:style-name="T13">Alignment<text:tab/></text:span><text:span text:style-name="T10">BWA <text:tab/><text:tab/>2,750<text:tab/>265<text:tab/></text:span><text:a xlink:type="simple" xlink:href="http://bio-bwa.sourceforge.net/"><text:span text:style-name="T10">http://bio-bwa.sourceforge.net/</text:span></text:a></text:p>
      <text:p text:style-name="P10"><text:span text:style-name="T13">Alignment<text:tab/></text:span><text:span text:style-name="T10">Bowtie<text:tab/><text:tab/>3,350<text:tab/>285<text:tab/></text:span><text:a xlink:type="simple" xlink:href="http://bowtie-bio.sourceforge.net/index.shtml"><text:span text:style-name="T10">http://bowtie-bio.sourceforge.net/index.shtml</text:span></text:a></text:p>
      <text:p text:style-name="P10"><text:span text:style-name="T13">Alignment<text:tab/></text:span><text:span text:style-name="T10">MAQ<text:tab/><text:tab/>1</text:span><text:span text:style-name="T11">8,741</text:span><text:span text:style-name="T10"><text:tab/>212<text:tab/></text:span><text:a xlink:type="simple" xlink:href="http://maq.sourceforge.net/maq-man.shtml"><text:span text:style-name="T10">http://maq.sourceforge.net/maq-man.shtml</text:span></text:a></text:p>
      <text:p text:style-name="P10"><text:span text:style-name="T13">Alignment<text:tab/></text:span><text:span text:style-name="T11">Novoalign<text:tab/>2,781<text:tab/>50<text:tab/></text:span><text:a xlink:type="simple" xlink:href="http://www.novocraft.com/main/page.php?s=novoalign"><text:span text:style-name="T11">http://www.novocraft.com/main/page.php?s=novoalign</text:span></text:a></text:p>
      <text:p text:style-name="P10"><text:span text:style-name="T13">Alignment<text:tab/></text:span><text:span text:style-name="T10">Eland<text:tab/><text:tab/>6,816<text:tab/>31<text:tab/></text:span><text:a xlink:type="simple" xlink:href="http://attractivechaos.wordpress.com/2008/08/24/eland-short-read-aligner/"><text:span text:style-name="T10">http://attractivechaos.wordpress.com/2008/08/24/eland-short-read-aligner/</text:span></text:a></text:p>
      <text:p text:style-name="P12"><text:span text:style-name="T15"/></text:p>
      <text:p text:style-name="P12"><text:span text:style-name="T15">Variant<text:tab/><text:tab/>SOAP<text:tab/><text:tab/></text:span><text:span text:style-name="T18">7,386<text:tab/>120<text:tab/></text:span><text:a xlink:type="simple" xlink:href="http://bioinformatics.oxfordjournals.org/content/24/5/713.short"><text:span text:style-name="T18">http://bioinformatics.oxfordjournals.org/content/24/5/713.short</text:span></text:a></text:p>
      <text:p text:style-name="P12"><text:span text:style-name="T15">Variant<text:tab/><text:tab/>SAMTools<text:tab/></text:span><text:span text:style-name="T17">2,400<text:tab/>29<text:tab/></text:span><text:a xlink:type="simple" xlink:href="http://bioinformatics.oxfordjournals.org/content/25/16/2078.short"><text:span text:style-name="T17">http://bioinformatics.oxfordjournals.org/content/25/16/2078.short</text:span></text:a></text:p>
      <text:p text:style-name="P13"><text:span text:style-name="T13">Variant<text:tab/><text:tab/></text:span><text:span text:style-name="T4">GATK<text:tab/><text:tab/></text:span><text:span text:style-name="T14">939</text:span><text:span text:style-name="T7"> <text:tab/></text:span><text:span text:style-name="T14">60<text:tab/></text:span><text:a xlink:type="simple" xlink:href="http://genome.cshlp.org/content/20/9/1297.short"><text:span text:style-name="T14">http://genome.cshlp.org/content/20/9/1297.short</text:span></text:a></text:p>
      <text:p text:style-name="P14"><text:span text:style-name="T15">Variant<text:tab/><text:tab/>GNUMAP<text:tab/></text:span><text:span text:style-name="T20">52<text:tab/>26</text:span><text:span text:style-name="T15"><text:tab/></text:span><text:a xlink:type="simple" xlink:href="http://bioinformatics.oxfordjournals.org/content/26/1/38.short"><text:span text:style-name="T15">http://bioinformatics.oxfordjournals.org/content/26/1/38.sh</text:span></text:a><text:span text:style-name="T15">Variant<text:tab/><text:tab/>SNVer<text:tab/><text:tab/></text:span><text:span text:style-name="T19">34<text:tab/>14<text:tab/></text:span><text:a xlink:type="simple" xlink:href="http://nar.oxfordjournals.org/content/39/19/e132.short"><text:span text:style-name="T19">http://nar.oxfordjournals.org/content/39/19/e132.short</text:span></text:a></text:p>
      <text:p text:style-name="P11"><text:a xlink:type="simple" xlink:href="http://bioinformatics.oxfordjournals.org/content/26/1/38.short"><text:span text:style-name="T15">ort</text:span></text:a></text:p>
      <text:p text:style-name="P11"><text:span text:style-name="T15"/></text:p>
      <text:p text:style-name="P17"><text:span text:style-name="T24">Expression<text:tab/>Tophat<text:tab/><text:tab/>2,120<text:tab/>191<text:tab/></text:span><text:a xlink:type="simple" xlink:href="http://bioinformatics.oxfordjournals.org/content/25/9/1105.short"><text:span text:style-name="T24">http://bioinformatics.oxfordjournals.org/content/25/9/1105.short</text:span></text:a></text:p>
      <text:p text:style-name="P19"><text:span text:style-name="T25">Expression<text:tab/>DEGseq<text:tab/>362<text:tab/>69<text:tab/></text:span><text:a xlink:type="simple" xlink:href="http://www.bioconductor.org/packages/2.6/bioc/html/DEGseq.html"><text:span text:style-name="T27">http://www.bioconductor.org/packages/2.6/bioc/html/DEGseq.html</text:span></text:a></text:p>
      <text:p text:style-name="P19"><text:span text:style-name="T25"><text:tab/></text:span></text:p>
      <text:p text:style-name="P11"><text:span text:style-name="T15"/></text:p>
      <text:p text:style-name="P18"><text:soft-page-break/><text:span text:style-name="T21">For expression analysis, Bowtie/Tophat is the most popular </text:span><text:span text:style-name="T26">but there are a lot of commercial applications out there: </text:span><text:a xlink:type="simple" xlink:href="http://www.rna-seqblog.com/data-analysis/rna-seq-analysis-software-commercial-packages/"><text:span text:style-name="T26">http://www.rna-seqblog.com/data-analysis/rna-seq-analysis-software-commercial-packages/</text:span></text:a></text:p>
      <text:p text:style-name="P15"><text:span text:style-name="T21"/></text:p>
      <text:p text:style-name="P15"><text:span text:style-name="T21"/></text:p>
      <text:p text:style-name="P15"><text:span text:style-name="T26">Regardless of their popularity, w</text:span><text:span text:style-name="T21">ith all of these applications, validation is crucial, particularly to make sure bugs aren't introduced in new versions of the software.</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Arial2"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8T01:46:25</meta:creation-date>
    <dc:date>2013-08-08T09:45:27</dc:date>
    <dc:creator>syoung </dc:creator>
    <meta:editing-duration>PT7H30M50S</meta:editing-duration>
    <meta:editing-cycles>34</meta:editing-cycles>
    <meta:generator>LibreOffice/4.0.2.2$Linux_X86_64 LibreOffice_project/400m0$Build-2</meta:generator>
    <meta:document-statistic meta:table-count="0" meta:image-count="0" meta:object-count="0" meta:page-count="2" meta:paragraph-count="27" meta:word-count="240" meta:character-count="2415" meta:non-whitespace-character-count="2183"/>
  </office:meta>
</office:document-meta>
</file>